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usic" svg:font-family="'Noto Mus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sam10" svg:font-family="msam10" style:font-pitch="variable"/>
  </office:font-face-decls>
  <office:automatic-styles>
    <style:style style:name="P1" style:family="paragraph" style:parent-style-name="Text_20_body">
      <style:paragraph-properties fo:margin-left="0.318cm" fo:margin-right="0cm" fo:orphans="2" fo:widows="2" fo:text-indent="0cm" style:auto-text-indent="false"/>
      <style:text-properties fo:font-variant="normal" fo:text-transform="none" fo:color="#000000" loext:opacity="100%" style:font-name="Noto Sans" fo:font-size="8pt" fo:letter-spacing="normal" fo:font-style="normal" fo:font-weight="normal" style:font-size-asian="8pt" style:font-size-complex="8pt"/>
    </style:style>
    <style:style style:name="P2" style:family="paragraph" style:parent-style-name="Text_20_body">
      <style:paragraph-properties fo:margin-left="0.318cm" fo:margin-right="0cm" fo:orphans="2" fo:widows="2" fo:text-indent="0cm" style:auto-text-indent="false"/>
    </style:style>
    <style:style style:name="P3" style:family="paragraph" style:parent-style-name="Standard">
      <style:text-properties fo:color="#000000" loext:opacity="100%" style:font-name="Noto Sans" fo:font-size="8pt" style:font-size-asian="8pt" style:font-size-complex="8pt"/>
    </style:style>
    <style:style style:name="T1" style:family="text">
      <style:text-properties fo:font-variant="normal" fo:text-transform="none" fo:color="#000000" loext:opacity="100%" style:font-name="Noto Sans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000000" loext:opacity="100%" style:font-name="Noto Sans" fo:font-size="8pt" fo:letter-spacing="normal" fo:font-style="normal" fo:font-weight="normal" officeooo:rsid="00031fa1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ar Sir/Madam,</text:p>
      <text:p text:style-name="P2"><text:span text:style-name="T1">I am excited to apply for the Erasmus+ program at </text:span><text:span text:style-name="Strong_20_Emphasis"><text:span text:style-name="T1">INSA Lyon</text:span></text:span><text:span text:style-name="T1"> during the 202</text:span><text:span text:style-name="T2">5</text:span><text:span text:style-name="T1">/202</text:span><text:span text:style-name="T2">6</text:span><text:span text:style-name="T1"> academic year. As a </text:span><text:span text:style-name="Strong_20_Emphasis"><text:span text:style-name="T1">Computer Engineering</text:span></text:span><text:span text:style-name="T1"> student at the </text:span><text:span text:style-name="Strong_20_Emphasis"><text:span text:style-name="T1">Barcelona School of Informatics (FIB, UPC)</text:span></text:span><text:span text:style-name="T1">, I am eager to experience INSA Lyon’s academic excellence, immerse myself in a new cultural environment, and further develop both my technical and personal skills.</text:span></text:p>
      <text:p text:style-name="P2"><text:span text:style-name="T1">This opportunity represents a crucial step in my academic journey. Studying at INSA Lyon will allow me to </text:span><text:span text:style-name="Strong_20_Emphasis"><text:span text:style-name="T1">broaden my perspective</text:span></text:span><text:span text:style-name="T1"> within my field, engage with different teaching methodologies, and collaborate with a diverse community of students and professors. I am particularly drawn to INSA Lyon’s </text:span><text:span text:style-name="Strong_20_Emphasis"><text:span text:style-name="T1">strong engineering tradition</text:span></text:span><text:span text:style-name="T1"> and its emphasis on innovation, which align perfectly with my career aspirations.</text:span></text:p>
      <text:p text:style-name="P2"><text:span text:style-name="T1">Beyond academics, I look forward to </text:span><text:span text:style-name="Strong_20_Emphasis"><text:span text:style-name="T1">embracing French culture</text:span></text:span><text:span text:style-name="T1">, improving my language skills, and contributing to campus life. My adaptability, curiosity, and commitment to learning will enable me to make the most of this experience.</text:span></text:p>
      <text:p text:style-name="P2"><text:span text:style-name="T1">I am confident that this year will be </text:span><text:span text:style-name="Strong_20_Emphasis"><text:span text:style-name="T1">transformative</text:span></text:span><text:span text:style-name="T1"> for my personal and professional growth. Thank you for your consideration—I would be honored to join INSA Lyon’s vibrant community.</text:span></text:p>
      <text:p text:style-name="P2"><text:span text:style-name="Strong_20_Emphasis"><text:span text:style-name="T1">Sincerely,</text:span></text:span><text:span text:style-name="T1"><text:line-break/>Daniel Martínez Torrente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usic" svg:font-family="'Noto Music'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msam10" svg:font-family="msam10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4:07:17.567870088</meta:creation-date>
    <meta:print-date>2025-03-31T14:53:49.511144344</meta:print-date>
    <meta:printed-by>Archivos PDF</meta:printed-by>
    <dc:date>2025-03-31T14:53:59.832132448</dc:date>
    <meta:editing-duration>PT10S</meta:editing-duration>
    <meta:editing-cycles>1</meta:editing-cycles>
    <meta:document-statistic meta:table-count="0" meta:image-count="0" meta:object-count="0" meta:page-count="1" meta:paragraph-count="6" meta:word-count="187" meta:character-count="1218" meta:non-whitespace-character-count="1038"/>
    <meta:generator>LibreOffice/24.8.5.2$Linux_X86_64 LibreOffice_project/27b361b745d0ea8f99bc93dfcb7a39098dfa5fff</meta:generator>
  </office:meta>
</office:document-meta>
</file>